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pSupport.setLeft( int le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Scrollbars( boolean scrollb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Resizable( boolean resiz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putFeature( String featureName , boolean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addParams( IUrlParams url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pupSupport.setOnPopupDone( String onPopupD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writeScript( ScriptReporter scriptRepo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upSupport.getScopedFunctionName( String func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pupSupport.setTop( int to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Menubar( boolean menu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FormName( String form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Replace(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Location( boolea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Status( boolea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putFeature( String featureName , Object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pupSupport.setToolbar( boolean toolb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Directories( boolean dire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setPopupFunc( String popupFu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upSupport.getOnClick( String ur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